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次</text:p>
          </text:index-title>
          <text:p text:style-name="Contents_20_1"><text:a xlink:type="simple" xlink:href="#orgd7620ba">1. orgバッファを評価</text:a></text:p>
          <text:p text:style-name="Contents_20_1"><text:a xlink:type="simple" xlink:href="#org3f00bc3">2. ユーティリティ関数</text:a></text:p>
          <text:p text:style-name="Contents_20_2"><text:a xlink:type="simple" xlink:href="#org97c3bf4">2.1. サボっていると Kyoko さんに怒られる</text:a></text:p>
          <text:p text:style-name="Contents_20_2"><text:a xlink:type="simple" xlink:href="#org16e8fb4">2.2. org-buffer を dokuwiki 形式に変換し，kill-ring に格納</text:a></text:p>
          <text:p text:style-name="Contents_20_2"><text:a xlink:type="simple" xlink:href="#org7e8e85c">2.3. コンソールでカレントバッファのあるディレクトリに移動する</text:a></text:p>
          <text:p text:style-name="Contents_20_2"><text:a xlink:type="simple" xlink:href="#org2b443a4">2.4. ファイルに含まれるテーブルを使って定時にアラートを表示する</text:a></text:p>
          <text:p text:style-name="Contents_20_2"><text:a xlink:type="simple" xlink:href="#orgfcc0680">2.5. 頻繁に利用するファイルをring形式でたどる</text:a></text:p>
          <text:p text:style-name="Contents_20_2"><text:a xlink:type="simple" xlink:href="#org21a3cd8">2.6. 引数のorgバッファを開く</text:a></text:p>
          <text:p text:style-name="Contents_20_2"><text:a xlink:type="simple" xlink:href="#org307c480">2.7. orgバッファにいつものヘッダを追加する</text:a></text:p>
          <text:p text:style-name="Contents_20_2"><text:a xlink:type="simple" xlink:href="#orgcdae147">2.8. 議事録ひな形を書き入れる</text:a></text:p>
          <text:p text:style-name="Contents_20_2"><text:a xlink:type="simple" xlink:href="#org86b8062">2.9. ランダムの文字列を取得する</text:a></text:p>
          <text:p text:style-name="Contents_20_2"><text:a xlink:type="simple" xlink:href="#orga69f3f3">2.10. Auto-install をセットアップする</text:a></text:p>
          <text:p text:style-name="Contents_20_2"><text:a xlink:type="simple" xlink:href="#orge707394">2.11. 行頭に" - "を挿入する</text:a></text:p>
          <text:p text:style-name="Contents_20_2"><text:a xlink:type="simple" xlink:href="#org8445de0">2.12. <text:span text:style-name="OrgTodo">TODO</text:span> " - "と" - [ ] "をサイクルさせる</text:a></text:p>
          <text:p text:style-name="Contents_20_2"><text:a xlink:type="simple" xlink:href="#org4d5732d">2.13. <text:span text:style-name="OrgTodo">TODO</text:span> リージョン内のブリッツを操作する</text:a></text:p>
          <text:p text:style-name="Contents_20_2"><text:a xlink:type="simple" xlink:href="#orgd9ee9de">2.14. 日付などを簡単に挿入する</text:a></text:p>
          <text:p text:style-name="Contents_20_3"><text:a xlink:type="simple" xlink:href="#orgdfd0ad7">2.14.1. キーバインド</text:a></text:p>
          <text:p text:style-name="Contents_20_2"><text:a xlink:type="simple" xlink:href="#orgf0881e0">2.15. XHTMLを利用したガントチャート生成</text:a></text:p>
          <text:p text:style-name="Contents_20_2"><text:a xlink:type="simple" xlink:href="#org38aec59">2.16. 定期実行関数</text:a></text:p>
          <text:p text:style-name="Contents_20_2"><text:a xlink:type="simple" xlink:href="#orgf9d0408">2.17. ブラウザの設定</text:a></text:p>
          <text:p text:style-name="Contents_20_2"><text:a xlink:type="simple" xlink:href="#org181571d">2.18. ミニバッファに日時を表示</text:a></text:p>
          <text:p text:style-name="Contents_20_2"><text:a xlink:type="simple" xlink:href="#orgf2c9d89">2.19. バックアップファイルの削除</text:a></text:p>
          <text:p text:style-name="Contents_20_2"><text:a xlink:type="simple" xlink:href="#org4e5d0f3">2.20. 日中と夜中でテーマを切り替える</text:a></text:p>
          <text:p text:style-name="Contents_20_2"><text:a xlink:type="simple" xlink:href="#orgbc284ac">2.21. chomp</text:a></text:p>
          <text:p text:style-name="Contents_20_2"><text:a xlink:type="simple" xlink:href="#org8f6e99d">2.22. iTerm2.app を呼び出す関数</text:a></text:p>
          <text:p text:style-name="Contents_20_2"><text:a xlink:type="simple" xlink:href="#org9372c00">2.23. lingr にログインする</text:a></text:p>
          <text:p text:style-name="Contents_20_2"><text:a xlink:type="simple" xlink:href="#org72088fb">2.24. 特定のファイルを Dropbox 以下にバックアップする</text:a></text:p>
          <text:p text:style-name="Contents_20_2"><text:a xlink:type="simple" xlink:href="#org8b2424b">2.25. ゴミ箱を空にする <text:span text:style-name="OrgTags">[<text:span text:style-name="OrgTag">Mac</text:span>]</text:span></text:a></text:p>
          <text:p text:style-name="Contents_20_2"><text:a xlink:type="simple" xlink:href="#org4925c16">2.26. その他</text:a></text:p>
          <text:p text:style-name="Contents_20_1"><text:a xlink:type="simple" xlink:href="#orgbb0a4fd">3. 未設定／テスト中</text:a></text:p>
          <text:p text:style-name="Contents_20_2"><text:a xlink:type="simple" xlink:href="#orgb0c907d">3.1. byte-compile の警告を抑制する</text:a></text:p>
          <text:p text:style-name="Contents_20_2"><text:a xlink:type="simple" xlink:href="#org9a840c1">3.2. [window-resizer.el] 分割したウィンドウサイズを変更する</text:a></text:p>
          <text:p text:style-name="Contents_20_2"><text:a xlink:type="simple" xlink:href="#org4e23eb5">3.3. [idle-requie]</text:a></text:p>
          <text:p text:style-name="Contents_20_2"><text:a xlink:type="simple" xlink:href="#org3e2b401">3.4. [pdf-preview]</text:a></text:p>
          <text:p text:style-name="Contents_20_2"><text:a xlink:type="simple" xlink:href="#org65a6886">3.5. [EasyPG]</text:a></text:p>
          <text:p text:style-name="Contents_20_2"><text:a xlink:type="simple" xlink:href="#orgdb59753">3.6. [eblook]</text:a></text:p>
          <text:p text:style-name="Contents_20_2"><text:a xlink:type="simple" xlink:href="#org13b4327">3.7. [iBuffer]</text:a></text:p>
          <text:p text:style-name="Contents_20_2"><text:a xlink:type="simple" xlink:href="#org3cce36f">3.8. UUID をファイル名にして所定のディレクトリにコピー／移動</text:a></text:p>
          <text:p text:style-name="Contents_20_2"><text:a xlink:type="simple" xlink:href="#orge8de696">3.9. キーバインド</text:a></text:p>
          <text:p text:style-name="Contents_20_1"><text:a xlink:type="simple" xlink:href="#orgda3f747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d7620ba"/>
<text:bookmark text:name="orgd7620ba"/>orgバッファを評価
<text:bookmark-end text:name="OrgXref.orgd7620ba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3f00bc3"/>
<text:bookmark text:name="org3f00bc3"/>ユーティリティ関数
<text:bookmark-end text:name="OrgXref.org3f00bc3"/></text:h>
      <text:h text:style-name="Heading_20_2" text:outline-level="2" text:is-list-header="false">
<text:bookmark-start text:name="OrgXref.org97c3bf4"/>
<text:bookmark text:name="org97c3bf4"/>サボっていると Kyoko さんに怒られる
<text:bookmark-end text:name="OrgXref.org97c3bf4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16e8fb4"/>
<text:bookmark text:name="org16e8fb4"/>org-buffer を dokuwiki 形式に変換し，kill-ring に格納
<text:bookmark-end text:name="OrgXref.org16e8fb4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7e8e85c"/>
<text:bookmark text:name="org7e8e85c"/>コンソールでカレントバッファのあるディレクトリに移動する
<text:bookmark-end text:name="OrgXref.org7e8e85c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2b443a4"/>
<text:bookmark text:name="org2b443a4"/>ファイルに含まれるテーブルを使って定時にアラートを表示する
<text:bookmark-end text:name="OrgXref.org2b443a4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: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: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: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: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fcc0680"/>
<text:bookmark text:name="orgfcc0680"/>頻繁に利用するファイルをring形式でたどる
<text:bookmark-end text:name="OrgXref.orgfcc0680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21a3cd8"/>
<text:bookmark text:name="org21a3cd8"/>引数のorgバッファを開く
<text:bookmark-end text:name="OrgXref.org21a3cd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307c480"/>
<text:bookmark text:name="org307c480"/>orgバッファにいつものヘッダを追加する
<text:bookmark-end text:name="OrgXref.org307c48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cdae147"/>
<text:bookmark text:name="orgcdae147"/>議事録ひな形を書き入れる
<text:bookmark-end text:name="OrgXref.orgcdae14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86b8062"/>
<text:bookmark text:name="org86b8062"/>ランダムの文字列を取得する
<text:bookmark-end text:name="OrgXref.org86b8062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a69f3f3"/>
<text:bookmark text:name="orga69f3f3"/>Auto-install をセットアップする
<text:bookmark-end text:name="OrgXref.orga69f3f3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e707394"/>
<text:bookmark text:name="orge707394"/>行頭に" - "を挿入する
<text:bookmark-end text:name="OrgXref.orge70739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8445de0"/>
<text:bookmark text:name="org8445de0"/><text:span text:style-name="OrgTodo">TODO</text:span> " - "と" - [ ] "をサイクルさせる
<text:bookmark-end text:name="OrgXref.org8445de0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4d5732d"/>
<text:bookmark text:name="org4d5732d"/><text:span text:style-name="OrgTodo">TODO</text:span> リージョン内のブリッツを操作する
<text:bookmark-end text:name="OrgXref.org4d5732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d9ee9de"/>
<text:bookmark text:name="orgd9ee9de"/>日付などを簡単に挿入する
<text:bookmark-end text:name="OrgXref.orgd9ee9de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dfd0ad7"/>
<text:bookmark text:name="orgdfd0ad7"/>キーバインド
<text:bookmark-end text:name="OrgXref.orgdfd0ad7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f0881e0"/>
<text:bookmark text:name="orgf0881e0"/>XHTMLを利用したガントチャート生成
<text:bookmark-end text:name="OrgXref.orgf0881e0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38aec59"/>
<text:bookmark text:name="org38aec59"/>定期実行関数
<text:bookmark-end text:name="OrgXref.org38aec59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f9d0408"/>
<text:bookmark text:name="orgf9d0408"/>ブラウザの設定
<text:bookmark-end text:name="OrgXref.orgf9d0408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181571d"/>
<text:bookmark text:name="org181571d"/>ミニバッファに日時を表示
<text:bookmark-end text:name="OrgXref.org181571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f2c9d89"/>
<text:bookmark text:name="orgf2c9d89"/>バックアップファイルの削除
<text:bookmark-end text:name="OrgXref.orgf2c9d89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4e5d0f3"/>
<text:bookmark text:name="org4e5d0f3"/>日中と夜中でテーマを切り替える
<text:bookmark-end text:name="OrgXref.org4e5d0f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</text:span><text:s/>nil<text:s/>t)</text:p>
      <text:p text:style-name="OrgSrcBlock"><text:s/><text:s/><text:s/><text:s/><text:s/><text:s/>(moom-font-size-rese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</text:span><text:s/>nil<text:s/>t)</text:p>
      <text:p text:style-name="OrgSrcBlockLastLine"><text:s/><text:s/><text:s/><text:s/><text:s/><text:s/>(moom-font-size-reset))))</text:p>
      <text:h text:style-name="Heading_20_2" text:outline-level="2" text:is-list-header="false">
<text:bookmark-start text:name="OrgXref.orgbc284ac"/>
<text:bookmark text:name="orgbc284ac"/>chomp
<text:bookmark-end text:name="OrgXref.orgbc284ac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8f6e99d"/>
<text:bookmark text:name="org8f6e99d"/>iTerm2.app を呼び出す関数
<text:bookmark-end text:name="OrgXref.org8f6e99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9372c00"/>
<text:bookmark text:name="org9372c00"/>lingr にログインする
<text:bookmark-end text:name="OrgXref.org9372c00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72088fb"/>
<text:bookmark text:name="org72088fb"/>特定のファイルを Dropbox 以下にバックアップする
<text:bookmark-end text:name="OrgXref.org72088fb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8b2424b"/>
<text:bookmark text:name="org8b2424b"/>ゴミ箱を空にする<text:tab/><text:span text:style-name="OrgTags">[<text:span text:style-name="OrgTag">Mac</text:span>]</text:span>
<text:bookmark-end text:name="OrgXref.org8b2424b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: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4925c16"/>
<text:bookmark text:name="org4925c16"/>その他
<text:bookmark-end text:name="OrgXref.org4925c16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bb0a4fd"/>
<text:bookmark text:name="orgbb0a4fd"/>未設定／テスト中
<text:bookmark-end text:name="OrgXref.orgbb0a4fd"/></text:h>
      <text:h text:style-name="Heading_20_2" text:outline-level="2" text:is-list-header="false">
<text:bookmark-start text:name="OrgXref.orgb0c907d"/>
<text:bookmark text:name="orgb0c907d"/>byte-compile の警告を抑制する
<text:bookmark-end text:name="OrgXref.orgb0c907d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9a840c1"/>
<text:bookmark text:name="org9a840c1"/>[window-resizer.el] 分割したウィンドウサイズを変更する
<text:bookmark-end text:name="OrgXref.org9a840c1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4e23eb5"/>
<text:bookmark text:name="org4e23eb5"/>[idle-requie]
<text:bookmark-end text:name="OrgXref.org4e23eb5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3e2b401"/>
<text:bookmark text:name="org3e2b401"/>[pdf-preview]
<text:bookmark-end text:name="OrgXref.org3e2b401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65a6886"/>
<text:bookmark text:name="org65a6886"/>[EasyPG]
<text:bookmark-end text:name="OrgXref.org65a6886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db59753"/>
<text:bookmark text:name="orgdb59753"/>[eblook]
<text:bookmark-end text:name="OrgXref.orgdb59753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13b4327"/>
<text:bookmark text:name="org13b4327"/>[iBuffer]
<text:bookmark-end text:name="OrgXref.org13b4327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3cce36f"/>
<text:bookmark text:name="org3cce36f"/>UUID をファイル名にして所定のディレクトリにコピー／移動
<text:bookmark-end text:name="OrgXref.org3cce36f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e8de696"/>
<text:bookmark text:name="orge8de696"/>キーバインド
<text:bookmark-end text:name="OrgXref.orge8de696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da3f747"/>
<text:bookmark text:name="orgda3f747"/>provide
<text:bookmark-end text:name="OrgXref.orgda3f747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cfcb90"/>
    </style:style>
    <style:style style:name="OrgSrcFontLockNegationCharFace" style:family="text">
      <style:text-properties fo:color="#abb2bf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6b6c2"/>
    </style:style>
    <style:style style:name="OrgSrcFontLockVariableNameFace" style:family="text">
      <style:text-properties fo:color="#e5c07b"/>
    </style:style>
    <style:style style:name="OrgSrcFontLockStringFace" style:family="text">
      <style:text-properties fo:color="#98c379"/>
    </style:style>
    <style:style style:name="OrgSrcFontLockDocFace" style:family="text">
      <style:text-properties fo:color="#98c379"/>
    </style:style>
    <style:style style:name="OrgSrcFontLockFunctionNameFace" style:family="text">
      <style:text-properties fo:color="#61afef"/>
    </style:style>
    <style:style style:name="OrgSrcFontLockWarningFace" style:family="text">
      <style:text-properties fo:color="#ff982d"/>
    </style:style>
    <style:style style:name="OrgSrcFontLockCommentFace" style:family="text">
      <style:text-properties fo:color="#5c6370"/>
    </style:style>
    <style:style style:name="OrgSrcFontLockCommentDelimiterFace" style:family="text"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FontLockConstantFace" style:family="text">
      <style:text-properties fo:color="#d19a66"/>
    </style:style>
    <style:style style:name="OrgSrcFontLockKeywordFace" style:family="text"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3-20T00:48:27</dc:date>
    <meta:creation-date>2018-03-20T00:48:27</meta:creation-date>
    <meta:generator>Emacs 26.0.91 (Org mode 9.1.4)</meta:generator>
    <meta:keyword/>
    <dc:subject/>
    <dc:title>ユーティリティ関数群</dc:title>
  </office:meta>
</office:document-meta>
</file>